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background-color="transparent"/>
      <style:text-properties fo:font-weight="normal" officeooo:rsid="001062e5" officeooo:paragraph-rsid="001062e5" style:font-weight-asian="normal" style:font-weight-complex="normal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normal" officeooo:rsid="001062e5" officeooo:paragraph-rsid="001062e5" style:font-weight-asian="normal" style:font-weight-complex="normal"/>
    </style:style>
    <style:style style:name="P3" style:family="paragraph" style:parent-style-name="Standard" style:list-style-name="L2">
      <loext:graphic-properties draw:fill="none"/>
      <style:paragraph-properties fo:background-color="transparent"/>
      <style:text-properties fo:font-weight="normal" officeooo:rsid="001062e5" officeooo:paragraph-rsid="001062e5" style:font-weight-asian="normal" style:font-weight-complex="normal"/>
    </style:style>
    <style:style style:name="P4" style:family="paragraph" style:parent-style-name="Standard" style:list-style-name="L3">
      <loext:graphic-properties draw:fill="none"/>
      <style:paragraph-properties fo:background-color="transparent"/>
      <style:text-properties fo:font-weight="normal" officeooo:rsid="001062e5" officeooo:paragraph-rsid="001062e5" style:font-weight-asian="normal" style:font-weight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fo:font-weight="normal" officeooo:rsid="001100ee" officeooo:paragraph-rsid="001100ee" style:font-weight-asian="normal" style:font-weight-complex="normal"/>
    </style:style>
    <style:style style:name="P6" style:family="paragraph" style:parent-style-name="Standard" style:list-style-name="L4">
      <loext:graphic-properties draw:fill="none"/>
      <style:paragraph-properties fo:background-color="transparent"/>
      <style:text-properties officeooo:rsid="001100ee" officeooo:paragraph-rsid="001100ee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100ee" officeooo:paragraph-rsid="001100ee"/>
    </style:style>
    <style:style style:name="P8" style:family="paragraph" style:parent-style-name="Standard" style:list-style-name="L5">
      <loext:graphic-properties draw:fill="none"/>
      <style:paragraph-properties fo:background-color="transparent"/>
      <style:text-properties officeooo:rsid="0012e08d" officeooo:paragraph-rsid="0012e08d"/>
    </style:style>
    <style:style style:name="P9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officeooo:paragraph-rsid="0012e08d"/>
    </style:style>
    <style:style style:name="P10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officeooo:rsid="000a763e" officeooo:paragraph-rsid="000a763e"/>
    </style:style>
    <style:style style:name="P11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font-weight="normal" officeooo:rsid="001062e5" officeooo:paragraph-rsid="001062e5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officeooo:paragraph-rsid="001100ee"/>
    </style:style>
    <style:style style:name="P13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rsid="000a763e" officeooo:paragraph-rsid="000a763e"/>
    </style:style>
    <style:style style:name="P14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bold" officeooo:rsid="000a763e" officeooo:paragraph-rsid="000a763e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bold" officeooo:rsid="000c048f" officeooo:paragraph-rsid="000c048f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bold" officeooo:rsid="00100eb0" officeooo:paragraph-rsid="00100eb0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normal" officeooo:rsid="000a763e" officeooo:paragraph-rsid="000a763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normal" officeooo:rsid="000c048f" officeooo:paragraph-rsid="000c048f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normal" officeooo:rsid="000c3a54" officeooo:paragraph-rsid="000c3a54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normal" officeooo:rsid="000d5ab2" officeooo:paragraph-rsid="000d5ab2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normal" officeooo:rsid="00100eb0" officeooo:paragraph-rsid="00100eb0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fo:font-weight="normal" officeooo:rsid="001062e5" officeooo:paragraph-rsid="001062e5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paragraph-rsid="000a763e"/>
    </style:style>
    <style:style style:name="P24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font-weight="normal" officeooo:rsid="00100eb0" officeooo:paragraph-rsid="00100eb0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font-weight="normal" officeooo:rsid="00100eb0" officeooo:paragraph-rsid="00100eb0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officeooo:rsid="0012e08d" officeooo:paragraph-rsid="0012e08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00eb0" officeooo:paragraph-rsid="00100eb0" style:font-weight-asian="normal" style:font-weight-complex="normal"/>
    </style:style>
    <style:style style:name="T1" style:family="text">
      <style:text-properties officeooo:rsid="000a763e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763e" style:font-weight-asian="normal" style:font-weight-complex="normal"/>
    </style:style>
    <style:style style:name="T5" style:family="text">
      <style:text-properties fo:font-weight="normal" officeooo:rsid="000c048f" style:font-weight-asian="normal" style:font-weight-complex="normal"/>
    </style:style>
    <style:style style:name="T6" style:family="text">
      <style:text-properties fo:font-weight="normal" officeooo:rsid="001100ee" style:font-weight-asian="normal" style:font-weight-complex="normal"/>
    </style:style>
    <style:style style:name="T7" style:family="text">
      <style:text-properties fo:font-weight="normal" officeooo:rsid="0012e08d" style:font-weight-asian="normal" style:font-weight-complex="normal"/>
    </style:style>
    <style:style style:name="T8" style:family="text">
      <style:text-properties officeooo:rsid="000c048f"/>
    </style:style>
    <style:style style:name="T9" style:family="text">
      <style:text-properties officeooo:rsid="000c3a5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d5ab2"/>
    </style:style>
    <style:style style:name="T12" style:family="text">
      <style:text-properties officeooo:rsid="001062e5"/>
    </style:style>
    <style:style style:name="T13" style:family="text">
      <style:text-properties officeooo:rsid="0010eb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cm" fo:text-indent="-0.635cm" fo:margin-left="0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5cm" fo:text-indent="-0.635cm" fo:margin-left="1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cm" fo:text-indent="-0.635cm" fo:margin-left="0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5cm" fo:text-indent="-0.635cm" fo:margin-left="1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cm" fo:text-indent="-0.635cm" fo:margin-left="0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5cm" fo:text-indent="-0.635cm" fo:margin-left="1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cm" fo:text-indent="-0.635cm" fo:margin-left="0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5cm" fo:text-indent="-0.635cm" fo:margin-left="1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cm" fo:text-indent="-0.635cm" fo:margin-left="0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5cm" fo:text-indent="-0.635cm" fo:margin-left="1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28<text:span text:style-name="T2">th</text:span> January</text:p>
      <text:p text:style-name="P13"/>
      <text:p text:style-name="P14">Task level parallelism</text:p>
      <text:p text:style-name="P14"/>
      <text:p text:style-name="P17">A and B are vectors </text:p>
      <text:p text:style-name="P17">input(A,B) </text:p>
      <text:p text:style-name="P17">ComputeAVG(A)</text:p>
      <text:p text:style-name="P17">ComputeMIN(B)</text:p>
      <text:p text:style-name="P17">These above instructions are said to be <text:span text:style-name="T8">embarrassingly</text:span> parallelism</text:p>
      <text:p text:style-name="P23"><text:span text:style-name="T5">Monte Carlo</text:span><text:span text:style-name="T4"> Simulation: refer to </text:span><text:a xlink:type="simple" xlink:href="https://towardsdatascience.com/the-house-always-wins-monte-carlo-simulation-eb82787da2a3" text:style-name="Internet_20_link" text:visited-style-name="Visited_20_Internet_20_Link">https://towardsdatascience.com/the-house-always-wins-monte-carlo-simulation-eb82787da2a3</text:a> <text:s/><text:span text:style-name="T1">for more information</text:span></text:p>
      <text:p text:style-name="P17">Run same program several times by changing the input in the parallel and measure the speedup.</text:p>
      <text:p text:style-name="P17">Processes take more computer resources compared to threads.</text:p>
      <text:p text:style-name="P17">Processes share different address space. Thread may share same address space.</text:p>
      <text:p text:style-name="P17">Processes are more fine grained parallelism.</text:p>
      <text:p text:style-name="P17"/>
      <text:p text:style-name="P15">Thread Level Parallelism</text:p>
      <text:p text:style-name="P15"/>
      <text:p text:style-name="P18">Stack stores local variables. Stack is a scratch pad. Stack is used to communicate between funtions. </text:p>
      <text:p text:style-name="P18">Threads have their own stack.</text:p>
      <text:p text:style-name="P18">Race is challenging in parallel programming. If I run a program parallelly the order of instructions will be different <text:span text:style-name="T9">compared to the program run in serial.</text:span></text:p>
      <text:p text:style-name="P19">Semaphore – used for signalling, used on ships to communicate messages.</text:p>
      <text:p text:style-name="P19"><text:tab/> <text:s text:c="9"/>Blocking threads; signalling threads to perform the task.</text:p>
      <text:p text:style-name="P18"><text:s/><text:span text:style-name="T9">Mutex locks the variable.</text:span></text:p>
      <text:p text:style-name="P17"/>
      <text:p text:style-name="P19"><text:span text:style-name="T10">Memory consistency</text:span></text:p>
      <text:p text:style-name="P19"><text:s/></text:p>
      <text:p text:style-name="P19">Initially I have variable A = B = 0</text:p>
      <text:p text:style-name="P19">process 1: A =1; X=B</text:p>
      <text:p text:style-name="P19">process 2: B=1; Y=A</text:p>
      <text:p text:style-name="P19"/>
      <text:p text:style-name="P19">Scenario 1 <text:s text:c="9"/>Scenario 2<text:tab/> <text:s text:c="6"/><text:span text:style-name="T11">Scenario 3</text:span> <text:s/></text:p>
      <text:p text:style-name="P19">A = 1<text:tab/><text:tab/> <text:s text:c="2"/><text:span text:style-name="T11">A= 1</text:span><text:tab/> <text:tab/> <text:s text:c="6"/><text:span text:style-name="T11">B = 1</text:span> <text:s text:c="15"/></text:p>
      <text:p text:style-name="P19">X = B<text:tab/><text:tab/> <text:s/><text:span text:style-name="T11">B = 1 </text:span><text:tab/> <text:s text:c="6"/><text:span text:style-name="T11">Y = A</text:span><text:tab/><text:line-break/>B = 1<text:tab/><text:tab/> <text:s/><text:span text:style-name="T11">X = B</text:span><text:tab/> <text:s text:c="6"/><text:span text:style-name="T11">A = 1</text:span></text:p>
      <text:p text:style-name="P19">Y = A<text:tab/><text:tab/> <text:s/><text:span text:style-name="T11">Y = A<text:tab/><text:tab/> <text:s text:c="6"/>X = B</text:span></text:p>
      <text:p text:style-name="P20">x = 0<text:tab/><text:tab/> <text:s/>x = 1<text:tab/><text:tab/> <text:s text:c="6"/>x = 1</text:p>
      <text:p text:style-name="P20">y = 1<text:tab/><text:tab/> <text:s/>y = 1<text:tab/><text:tab/> <text:s text:c="6"/>y = 0</text:p>
      <text:p text:style-name="P17"/>
      <text:p text:style-name="P16">Pthread API calls</text:p>
      <text:p text:style-name="P17"/>
      <text:p text:style-name="P21">1. Thread Management – Creating thread, deteching thread, Join, etc</text:p>
      <text:p text:style-name="P21"><text:tab/><text:tab/><text:tab/> <text:s text:c="5"/>Set thread attributes</text:p>
      <text:p text:style-name="P21">2. Mutex – Create, destroy, lock, unlock</text:p>
      <text:p text:style-name="P21">3. Conditional variables – Communication between threads that share mutex</text:p>
      <text:p text:style-name="P21">4. Synchronization: Manage, read, write locks and barriers.</text:p>
      <text:p text:style-name="P27"/>
      <text:p text:style-name="P24">pthread.create(thread, attr. start_routine, arg)</text:p>
      <text:p text:style-name="P24">Create new thread and makes it executeable</text:p>
      <text:p text:style-name="P21">thread – inique identifier for this thread</text:p>
      <text:p text:style-name="P21">attr -<text:span text:style-name="T12">thread arrtibutes, default = NULL</text:span></text:p>
      <text:p text:style-name="P22"><text:soft-page-break/>start_routine – the <text:s/>C function that is non when the thread starts execution</text:p>
      <text:p text:style-name="P22">args = passed by reference (void ptr) _ args for the C functions</text:p>
      <text:p text:style-name="P22"/>
      <text:p text:style-name="P22">pthread_attr_init</text:p>
      <text:list xml:id="list3719552013" text:style-name="L1">
        <text:list-item>
          <text:p text:style-name="P1">scheduling policy – round robin, FIFO, others</text:p>
        </text:list-item>
        <text:list-item>
          <text:p text:style-name="P1">scheduling parameters</text:p>
        </text:list-item>
        <text:list-item>
          <text:p text:style-name="P1">stack size, address</text:p>
        </text:list-item>
      </text:list>
      <text:p text:style-name="P2"/>
      <text:p text:style-name="P11">terminating threads</text:p>
      <text:list xml:id="list570817046" text:style-name="L2">
        <text:list-item>
          <text:p text:style-name="P3">A thread ends normally </text:p>
        </text:list-item>
        <text:list-item>
          <text:p text:style-name="P3">pthread_exit function (early exit)</text:p>
        </text:list-item>
      </text:list>
      <text:p text:style-name="P2"/>
      <text:p text:style-name="P11">POSIX – IEEE standard</text:p>
      <text:list xml:id="list3250312761" text:style-name="L3">
        <text:list-item>
          <text:p text:style-name="P4">Mainly Linux/ UNIX support</text:p>
        </text:list-item>
        <text:list-item>
          <text:p text:style-name="P4">Other POSIX efforts <text:span text:style-name="T13">on Windows(MingW)</text:span></text:p>
        </text:list-item>
      </text:list>
      <text:p text:style-name="P2"/>
      <text:p text:style-name="P12"><text:span text:style-name="T6">thread_join(thread_id, status)</text:span></text:p>
      <text:list xml:id="list11878062" text:style-name="L4">
        <text:list-item>
          <text:p text:style-name="P6"><text:span text:style-name="T3">block the calling threading until the thread specified in the thread id terminates</text:span></text:p>
        </text:list-item>
        <text:list-item>
          <text:p text:style-name="P6"><text:span text:style-name="T3">status hold the terminated threads state</text:span></text:p>
        </text:list-item>
      </text:list>
      <text:p text:style-name="P7"><text:span text:style-name="T3"/></text:p>
      <text:p text:style-name="P26"><text:span text:style-name="T3">Mutexes</text:span></text:p>
      <text:p text:style-name="P5"/>
      <text:list xml:id="list1984158132" text:style-name="L5">
        <text:list-item>
          <text:p text:style-name="P9"><text:span text:style-name="T7">pthread_mutex_init(mutex attr)</text:span></text:p>
        </text:list-item>
        <text:list-item>
          <text:p text:style-name="P8"><text:span text:style-name="T3">pthread_mutex_destroy(mutex)</text:span></text:p>
        </text:list-item>
        <text:list-item>
          <text:p text:style-name="P8"><text:span text:style-name="T3">pthread_mutexattr.init(attr)</text:span></text:p>
        </text:list-item>
        <text:list-item>
          <text:p text:style-name="P8"><text:span text:style-name="T3">pthread_muttexattr_destroy(attr)</text:span></text:p>
        </text:list-item>
        <text:list-item>
          <text:p text:style-name="P8"><text:span text:style-name="T3">pthread_mutex_laod(mutex)</text:span></text:p>
        </text:list-item>
        <text:list-item>
          <text:p text:style-name="P8"><text:span text:style-name="T3">pthread_mutex_trylock(mutex)</text:span></text:p>
        </text:list-item>
      </text:list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08:12:45.741000000</meta:creation-date>
    <dc:date>2020-01-28T09:41:58.341000000</dc:date>
    <meta:editing-duration>PT19M45S</meta:editing-duration>
    <meta:editing-cycles>6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63" meta:word-count="387" meta:character-count="2583" meta:non-whitespace-character-count="2133"/>
  </office:meta>
</office:document-meta>
</file>